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1">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1">
        <style:list-level-properties text:space-before="0.6875in" text:min-label-width="0.25in" text:list-level-position-and-space-mode="label-alignment">
          <style:list-level-label-alignment text:label-followed-by="listtab" fo:margin-left="0.9375in" fo:text-indent="-0.25in"/>
        </style:list-level-properties>
      </text:list-level-style-number>
      <text:list-level-style-number text:level="4" style:num-suffix="." style:num-format="1">
        <style:list-level-properties text:space-before="0.9375in" text:min-label-width="0.25in" text:list-level-position-and-space-mode="label-alignment">
          <style:list-level-label-alignment text:label-followed-by="listtab" fo:margin-left="1.1875in" fo:text-indent="-0.25in"/>
        </style:list-level-properties>
      </text:list-level-style-number>
      <text:list-level-style-number text:level="5" style:num-suffix="." style:num-format="1">
        <style:list-level-properties text:space-before="1.1875in" text:min-label-width="0.25in" text:list-level-position-and-space-mode="label-alignment">
          <style:list-level-label-alignment text:label-followed-by="listtab" fo:margin-left="1.4375in" fo:text-indent="-0.25in"/>
        </style:list-level-properties>
      </text:list-level-style-number>
      <text:list-level-style-number text:level="6"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7" style:num-suffix="." style:num-format="1">
        <style:list-level-properties text:space-before="1.6875in" text:min-label-width="0.25in" text:list-level-position-and-space-mode="label-alignment">
          <style:list-level-label-alignment text:label-followed-by="listtab" fo:margin-left="1.9375in" fo:text-indent="-0.25in"/>
        </style:list-level-properties>
      </text:list-level-style-number>
      <text:list-level-style-number text:level="8" style:num-suffix="." style:num-format="1">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9" style:num-suffix="." style:num-format="1">
        <style:list-level-properties text:space-before="2.1875in" text:min-label-width="0.25in" text:list-level-position-and-space-mode="label-alignment">
          <style:list-level-label-alignment text:label-followed-by="listtab" fo:margin-left="2.4375in" fo:text-indent="-0.25in"/>
        </style:list-level-properties>
      </text:list-level-style-number>
    </text:list-style>
    <style:style style:name="P1" style:parent-style-name="Standard" style:master-page-name="MP0" style:family="paragraph">
      <style:paragraph-properties fo:break-before="page" fo:text-align="center"/>
      <style:text-properties fo:font-size="25pt" style:font-size-asian="25pt" style:font-size-complex="25pt"/>
    </style:style>
    <style:style style:name="P2" style:parent-style-name="Standard" style:family="paragraph">
      <style:paragraph-properties fo:text-align="center"/>
      <style:text-properties fo:font-size="25pt" style:font-size-asian="25pt" style:font-size-complex="25pt"/>
    </style:style>
    <style:style style:name="T3" style:parent-style-name="DefaultParagraphFont" style:family="text">
      <style:text-properties fo:font-size="25pt" style:font-size-asian="25pt" style:font-size-complex="25pt"/>
    </style:style>
    <style:style style:name="P4" style:parent-style-name="Standard" style:family="paragraph">
      <style:text-properties fo:font-size="25pt" style:font-size-asian="25pt" style:font-size-complex="25pt"/>
    </style:style>
    <style:style style:name="P5" style:parent-style-name="Standard" style:family="paragraph">
      <style:text-properties fo:font-size="25pt" style:font-size-asian="25pt" style:font-size-complex="25pt"/>
    </style:style>
    <style:style style:name="P6" style:parent-style-name="Standard" style:family="paragraph">
      <style:text-properties fo:font-size="25pt" style:font-size-asian="25pt" style:font-size-complex="25pt"/>
    </style:style>
    <style:style style:name="P7" style:parent-style-name="Standard" style:family="paragraph">
      <style:text-properties fo:font-size="25pt" style:font-size-asian="25pt" style:font-size-complex="25pt"/>
    </style:style>
    <style:style style:name="P8" style:parent-style-name="Standard" style:family="paragraph">
      <style:text-properties fo:font-size="25pt" style:font-size-asian="25pt" style:font-size-complex="25pt"/>
    </style:style>
    <style:style style:name="P9" style:parent-style-name="Standard" style:family="paragraph">
      <style:text-properties fo:font-size="25pt" style:font-size-asian="25pt" style:font-size-complex="25pt"/>
    </style:style>
    <style:style style:name="P10" style:parent-style-name="Standard" style:family="paragraph">
      <style:text-properties fo:font-size="25pt" style:font-size-asian="25pt" style:font-size-complex="25pt"/>
    </style:style>
    <style:style style:name="P11" style:parent-style-name="Standard" style:family="paragraph">
      <style:text-properties fo:font-size="25pt" style:font-size-asian="25pt" style:font-size-complex="25pt"/>
    </style:style>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family="paragraph">
      <style:paragraph-properties fo:margin-left="0.5in">
        <style:tab-stops/>
      </style:paragraph-properties>
    </style:style>
  </office:automatic-styles>
  <office:body>
    <office:text text:use-soft-page-breaks="true">
      <text:p text:style-name="P1">Difference between IPv4 and IPv6</text:p>
      <text:p text:style-name="P2"/>
      <text:p text:style-name="Standard"><text:span text:style-name="T3"><text:tab/></text:span>It’s been a quite a time since all the technicians and computer engineers have started advising you to upgrade from your 32 bit scheme of IPv4 to 128<text:s/>bit scheme of IPv6. But what actually is the difference between them and what is the necessity to upgrade?</text:p>
      <text:p text:style-name="Standard">The first thing required to understand the difference between IPv4 and IPv6 is to know what IP address stands for.</text:p>
      <text:p text:style-name="P4"/>
      <text:p text:style-name="Standard">What is IP address?</text:p>
      <text:p text:style-name="P5"/>
      <text:p text:style-name="Standard">IP address,<text:s/>standing for Internet Protocol Address, is a unique string of numbers separated by full stops that identify each computer using the internet protocol to communicate over a network. It also specifies the technical format of the packets to connect to a network. IP by itself can be compared to the postal system. It allows the system to pick a package and drop it to desired address without sharing any direct link between you and the recipient. IP address is most of the times combined with Transmission Control<text:s/>Protocol (TCP) to form TCP/IP so that they can send messages back and forth for a period of time. There are currently two versions of this IP address system: IPv4 and IPv6.</text:p>
      <text:p text:style-name="P6"/>
      <text:p text:style-name="Standard">IPv4:</text:p>
      <text:p text:style-name="P7"/>
      <text:p text:style-name="Standard">IPv4 (Internet Protocol Version 4) is the fourth revision and the most used<text:s/>version of the IP (Internet protocol). It is designed for use in systems of packet switched computer communications networks. IPv4 uses a 32-bit address scheme which allows 2^32 addresses, which comes to just over four billion addresses. Seeing the steady<text:s/>growth of the internet, it is already expected that the total number of users will surpass the number of addresses allowed by IPv4. To fulfil this ever increasing demand, a new internet messaging scheme has been in development since mid-90s, called the IPv6.</text:p>
      <text:p text:style-name="P8"/>
      <text:p text:style-name="Standard">IPv6:</text:p>
      <text:p text:style-name="P9"/>
      <text:p text:style-name="Standard">IPv6 (Internet Protocol version 6), is the newest version of the IP, as mentioned above. It is also called as the IPng, which stands for Internet Protocol next generation. Compared to the 32 bit address scheme, IPv6 uses 128 address scheme to store the Internet addresses. It has been designed to allow the internet to grow in terms of number of users and also the total amount of data transferred. It is expected that IPv6 will coexist with IPv4 for few more years before taking over the entire internet network.</text:p>
      <text:p text:style-name="P10"/>
      <text:p text:style-name="Standard">Difference between IPv4 and IPv6:</text:p>
      <text:p text:style-name="P11"/>
      <text:p text:style-name="Standard">The major difference between IPv4 and IPv6 is that, the IPv4 uses a 32 bit address scheme while IPv6 uses 128 bit scheme. Also, IPv4 is written in binary and then converted to decimal as four numbers separated by periods. For example, 1.172.255.240 is an IP address. Whereas IPv6 is written in hexadecimal and separated by colons. An example for IPv6 address is written like 5hhe:1700:2121:7:101:f8ff:fe21:67cf. On top of this, IPv6 has improvised on the following aspects of the IP:</text:p>
      <text:p text:style-name="Standard"/>
      <text:list text:style-name="LFO1" text:continue-numbering="true">
        <text:list-item>
          <text:p text:style-name="P12">Reducing Private address collisions</text:p>
        </text:list-item>
        <text:list-item>
          <text:p text:style-name="P13">Auto-configuration</text:p>
        </text:list-item>
        <text:list-item>
          <text:p text:style-name="P14">Better Multicast routing</text:p>
        </text:list-item>
        <text:list-item>
          <text:p text:style-name="P15">Built in privacy support</text:p>
        </text:list-item>
        <text:list-item>
          <text:p text:style-name="P16">Easy administration</text:p>
        </text:list-item>
        <text:list-item>
          <text:p text:style-name="P17">Flexible extensions</text:p>
        </text:list-item>
        <text:list-item>
          <text:p text:style-name="P18">True quality of service(QoS)</text:p>
        </text:list-item>
      </text:list>
      <text:p text:style-name="P1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1">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suffix="." style:num-format="1">
        <style:list-level-properties text:space-before="0.6875in" text:min-label-width="0.25in" text:list-level-position-and-space-mode="label-alignment">
          <style:list-level-label-alignment text:label-followed-by="listtab" fo:margin-left="0.9375in" fo:text-indent="-0.25in"/>
        </style:list-level-properties>
      </text:list-level-style-number>
      <text:list-level-style-number text:level="4" style:num-suffix="." style:num-format="1">
        <style:list-level-properties text:space-before="0.9375in" text:min-label-width="0.25in" text:list-level-position-and-space-mode="label-alignment">
          <style:list-level-label-alignment text:label-followed-by="listtab" fo:margin-left="1.1875in" fo:text-indent="-0.25in"/>
        </style:list-level-properties>
      </text:list-level-style-number>
      <text:list-level-style-number text:level="5" style:num-suffix="." style:num-format="1">
        <style:list-level-properties text:space-before="1.1875in" text:min-label-width="0.25in" text:list-level-position-and-space-mode="label-alignment">
          <style:list-level-label-alignment text:label-followed-by="listtab" fo:margin-left="1.4375in" fo:text-indent="-0.25in"/>
        </style:list-level-properties>
      </text:list-level-style-number>
      <text:list-level-style-number text:level="6" style:num-suffix="." style:num-format="1">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7" style:num-suffix="." style:num-format="1">
        <style:list-level-properties text:space-before="1.6875in" text:min-label-width="0.25in" text:list-level-position-and-space-mode="label-alignment">
          <style:list-level-label-alignment text:label-followed-by="listtab" fo:margin-left="1.9375in" fo:text-indent="-0.25in"/>
        </style:list-level-properties>
      </text:list-level-style-number>
      <text:list-level-style-number text:level="8" style:num-suffix="." style:num-format="1">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9" style:num-suffix="." style:num-format="1">
        <style:list-level-properties text:space-before="2.1875in" text:min-label-width="0.25in" text:list-level-position-and-space-mode="label-alignment">
          <style:list-level-label-alignment text:label-followed-by="listtab" fo:margin-left="2.437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ot </meta:initial-creator>
    <dc:creator>Abhilash Gupta</dc:creator>
    <meta:creation-date>2015-04-15T18:33:00Z</meta:creation-date>
    <dc:date>2015-04-24T11:18:00Z</dc:date>
    <meta:template xlink:href="Normal" xlink:type="simple"/>
    <meta:editing-cycles>9</meta:editing-cycles>
    <meta:editing-duration>PT2520S</meta:editing-duration>
    <meta:document-statistic meta:page-count="1" meta:paragraph-count="5" meta:word-count="439" meta:character-count="2938" meta:row-count="20" meta:non-whitespace-character-count="2504"/>
  </office:meta>
</office:document-meta>
</file>